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imathoptions.rdf" manifest:media-type="application/rdf+xml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908cm" style:rel-column-width="5050*"/>
    </style:style>
    <style:style style:name="Tableau1.B" style:family="table-column">
      <style:table-column-properties style:column-width="8.093cm" style:rel-column-width="4588*"/>
    </style:style>
    <style:style style:name="Tableau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f94cb7"/>
    </style:style>
    <style:style style:name="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P3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P4" style:family="paragraph" style:parent-style-name="Footer">
      <style:paragraph-properties fo:text-align="start" style:justify-single-word="false"/>
      <style:text-properties officeooo:paragraph-rsid="03e32aad"/>
    </style:style>
    <style:style style:name="P5" style:family="paragraph" style:parent-style-name="Text_20_body">
      <style:text-properties officeooo:rsid="03e07421" officeooo:paragraph-rsid="03f6cf27"/>
    </style:style>
    <style:style style:name="P6" style:family="paragraph" style:parent-style-name="Standard">
      <style:paragraph-properties fo:text-align="start" style:justify-single-word="false"/>
      <style:text-properties officeooo:paragraph-rsid="044e2160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26f4e"/>
    </style:style>
    <style:style style:name="P9" style:family="paragraph" style:parent-style-name="Title" style:master-page-name="First_20_Page">
      <style:paragraph-properties style:page-number="auto"/>
      <style:text-properties officeooo:paragraph-rsid="04592578"/>
    </style:style>
    <style:style style:name="T1" style:family="text">
      <style:text-properties officeooo:rsid="00c0802f"/>
    </style:style>
    <style:style style:name="T2" style:family="text">
      <style:text-properties fo:font-size="9pt" officeooo:rsid="00c0802f"/>
    </style:style>
    <style:style style:name="T3" style:family="text">
      <style:text-properties fo:font-size="9pt" officeooo:rsid="0039027e"/>
    </style:style>
    <style:style style:name="T4" style:family="text">
      <style:text-properties officeooo:rsid="0404c289"/>
    </style:style>
    <style:style style:name="T5" style:family="text">
      <style:text-properties officeooo:rsid="04540c4b"/>
    </style:style>
    <style:style style:name="T6" style:family="text">
      <style:text-properties officeooo:rsid="04563885"/>
    </style:style>
    <style:style style:name="T7" style:family="text">
      <style:text-properties officeooo:rsid="0456bf14"/>
    </style:style>
  </office:automatic-styles>
  <office:body>
    <office:text>
      <office:forms form:automatic-focus="false" form:apply-design-mode="false">
        <form:form form:name="mon_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masqu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9">«Money, money, money » par <text:span text:style-name="T7">ABBA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[Verse 1]</text:p>
            <text:p text:style-name="P6">I work all night, I work all day, to pay the bills I have to pay</text:p>
            <text:p text:style-name="P6">Ain't it sad?</text:p>
            <text:p text:style-name="P6">And still, there never seems to be a single penny left for me</text:p>
            <text:p text:style-name="P6">That's too bad</text:p>
            <text:p text:style-name="P6"/>
            <text:p text:style-name="P6">[Pre-Chorus]</text:p>
            <text:p text:style-name="P6">In my dreams, I have a plan</text:p>
            <text:p text:style-name="P6">If I got me a wealthy man</text:p>
            <text:p text:style-name="P6">I wouldn't have to work at all</text:p>
            <text:p text:style-name="P6">I'd fool around and have a ball</text:p>
            <text:p text:style-name="P6"/>
            <text:p text:style-name="P6">[Chorus]</text:p>
            <text:p text:style-name="P6">Money, money, money</text:p>
            <text:p text:style-name="P6">Must be funny</text:p>
            <text:p text:style-name="P6">In the rich man's world</text:p>
            <text:p text:style-name="P6">Money, money, money</text:p>
            <text:p text:style-name="P6">Always sunny</text:p>
            <text:p text:style-name="P6">In the rich man's world</text:p>
            <text:p text:style-name="P6">A-ha, ah</text:p>
            <text:p text:style-name="P6">All the things I could do</text:p>
            <text:p text:style-name="P6">If I had a little money</text:p>
            <text:p text:style-name="P6">It's a rich man's world</text:p>
            <text:p text:style-name="P6"/>
            <text:p text:style-name="P6">[Verse 2]</text:p>
            <text:p text:style-name="P6">A man like that is hard to find, but I can't get him off my mind</text:p>
            <text:p text:style-name="P6">Ain't it sad?</text:p>
            <text:p text:style-name="P6">And if he happens to be free, I bet he wouldn't fancy me</text:p>
            <text:p text:style-name="P6">That's too bad</text:p>
          </table:table-cell>
          <table:table-cell table:style-name="Tableau1.A1" office:value-type="string">
            <text:p text:style-name="P8">[Pre-Chorus]</text:p>
            <text:p text:style-name="P8">So I must leave, I'll have to go</text:p>
            <text:p text:style-name="P8">To Las Vegas or Monaco</text:p>
            <text:p text:style-name="P8">And win a fortune in a game</text:p>
            <text:p text:style-name="P8">My life will never be the same</text:p>
            <text:p text:style-name="P8"/>
            <text:p text:style-name="P8">[Chorus]</text:p>
            <text:p text:style-name="P8">Money, money, money</text:p>
            <text:p text:style-name="P8">Must be funny</text:p>
            <text:p text:style-name="P8">In the rich man's world</text:p>
            <text:p text:style-name="P8">Money, money, money</text:p>
            <text:p text:style-name="P8">Always sunny</text:p>
            <text:p text:style-name="P8">In the rich man's world</text:p>
            <text:p text:style-name="P8">A-ha, ah</text:p>
            <text:p text:style-name="P8">All the things I could do</text:p>
            <text:p text:style-name="P8">If I had a little money</text:p>
            <text:p text:style-name="P8">It's a rich man's world</text:p>
            <text:p text:style-name="P8"/>
            <text:p text:style-name="P8">[Chorus]</text:p>
            <text:p text:style-name="P8">Money, money, money</text:p>
            <text:p text:style-name="P8">Must be funny</text:p>
            <text:p text:style-name="P8">In the rich man's world</text:p>
            <text:p text:style-name="P8">Money, money, money</text:p>
            <text:p text:style-name="P8">Always sunny</text:p>
            <text:p text:style-name="P8">In the rich man's world</text:p>
            <text:p text:style-name="P8">A-ha, ah</text:p>
            <text:p text:style-name="P8">All the things I could do</text:p>
            <text:p text:style-name="P8">If I had a little money</text:p>
            <text:p text:style-name="P8">It's a rich man's worl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Normal" style:font-pitch="variable" fo:font-size="12pt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1.82cm" style:contextual-spacing="false" fo:text-align="center" style:justify-single-word="false" style:page-number="auto" fo:padding="0cm" fo:border="none" style:shadow="none" fo:keep-with-next="always"/>
      <style:text-properties style:font-name="Roboto1" fo:font-family="Roboto" style:font-style-name="Normal" style:font-pitch="variable" fo:font-size="26pt" fo:font-weight="normal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0.499cm" fo:text-align="justify" style:justify-single-word="false" fo:text-indent="0cm" style:auto-text-indent="false"/>
      <style:text-properties style:font-name="Roboto1" fo:font-family="Roboto" style:font-style-name="Normal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>
        <style:tab-stops/>
      </style:paragraph-properties>
      <style:text-properties style:font-name="Roboto1" fo:font-family="Roboto" style:font-style-name="Normal" style:font-pitch="variable" fo:font-size="14pt" fo:font-style="normal" style:text-underline-style="solid" style:text-underline-width="auto" style:text-underline-color="#007826" fo:font-weight="normal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 style:text-overline-style="none" style:text-overline-color="#007826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00ff"/>
      <style:paragraph-properties fo:margin-left="0cm" fo:margin-right="0cm" fo:margin-top="0.621cm" fo:margin-bottom="0.621cm" style:contextual-spacing="false" fo:text-align="start" style:justify-single-word="false" fo:text-indent="0cm" style:auto-text-indent="false" style:page-number="auto" fo:background-color="transparent" fo:padding="0cm" fo:border="none" style:writing-mode="lr-tb">
        <style:tab-stops/>
      </style:paragraph-properties>
      <style:text-properties style:use-window-font-color="true" loext:opacity="0%" fo:font-size="14pt" style:text-underline-style="solid" style:text-underline-width="auto" style:text-underline-color="#ff3333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/>
      <style:text-properties fo:font-size="14pt" style:text-underline-style="solid" style:text-underline-width="auto" style:text-underline-color="#0000ff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1" fo:font-family="Roboto" style:font-style-name="Normal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621cm" fo:margin-bottom="0.621cm" style:contextual-spacing="false" fo:text-align="start" style:justify-single-word="false" fo:text-indent="0cm" style:auto-text-indent="false" fo:padding="0cm" fo:border="none" style:writing-mode="lr-tb"/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cm" fo:border="none"/>
      <style:text-properties fo:font-size="12pt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style:contextual-spacing="false" fo:text-indent="0cm" style:auto-text-indent="false" fo:padding="0cm" fo:border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Roboto1" fo:font-family="Roboto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Roboto1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72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éfinition" style:family="paragraph" style:parent-style-name="List_20_Contents">
      <style:paragraph-properties fo:padding="0.4cm" fo:border="0.06pt solid #000000" style:shadow="none"/>
      <style:text-properties fo:font-size="18pt" style:font-size-asian="10.5pt"/>
    </style:style>
    <style:style style:name="List_20_Contents" style:display-name="List Contents" style:family="paragraph" style:parent-style-name="Standard" style:class="html"/>
    <style:style style:name="Code_20_LaTeX" style:display-name="Code LaTeX" style:family="paragraph" style:parent-style-name="List_20_Contents" style:master-page-name="">
      <loext:graphic-properties draw:fill="solid" draw:fill-color="#dddddd" draw:opacity="100%"/>
      <style:paragraph-properties fo:margin-left="0cm" fo:margin-right="0cm" fo:text-indent="0cm" style:auto-text-indent="false" style:page-number="auto" fo:background-color="#dddddd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Preformatted_20_Text" style:display-name="Preformatted Text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List_20_5_20_Cont." style:display-name="List 5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" style:display-name="Numbering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7" style:display-name="User Index 7" style:family="paragraph" style:parent-style-name="Index" style:class="index"/>
    <style:style style:name="Bibliography_20_1" style:display-name="Bibliography 1" style:family="paragraph" style:parent-style-name="Index" style:class="index"/>
    <style:style style:name="Exercices" style:family="paragraph" style:parent-style-name="Text_20_body">
      <style:paragraph-properties fo:text-align="center" style:justify-single-word="false"/>
      <style:text-properties fo:color="#b2b2b2" loext:opacity="100%" fo:font-style="italic" style:font-size-asian="10.5pt"/>
    </style:style>
    <style:style style:name="Défini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eeeeee" fo:padding="0.3cm" fo:border-left="0.06pt dotted #000000" fo:border-right="none" fo:border-top="none" fo:border-bottom="none" style:shadow="none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lr-tb"/>
      <style:text-properties fo:color="#ffffff" loext:opacity="100%" fo:font-size="9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)" style:num-suffix=")" style:num-format="a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f94cb7"/>
    </style:style>
    <style:style style:name="M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MP3" style:family="paragraph" style:parent-style-name="Footer">
      <style:paragraph-properties fo:text-align="start" style:justify-single-word="false"/>
      <style:text-properties officeooo:paragraph-rsid="03e32aad"/>
    </style:style>
    <style:style style:name="MP4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MT1" style:family="text">
      <style:text-properties officeooo:rsid="00c0802f"/>
    </style:style>
    <style:style style:name="MT2" style:family="text">
      <style:text-properties fo:font-size="9pt" officeooo:rsid="00c0802f"/>
    </style:style>
    <style:style style:name="MT3" style:family="text">
      <style:text-properties fo:font-size="9pt" officeooo:rsid="0039027e"/>
    </style:style>
    <style:style style:name="MT4" style:family="text">
      <style:text-properties officeooo:rsid="0404c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file-name text:display="name">Money_money_money-paroles</text:file-name><text:tab/><text:page-number text:select-page="current">0</text:page-number><text:tab/><text:span text:style-name="MT1">R</text:span><text:span text:style-name="MT1"><text:editing-cycles>18</text:editing-cycles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GR<text:editing-cycles>18</text:editing-cycles><text:span text:style-name="MT2"><text:tab/></text:span><text:span text:style-name="MT3"><text:page-number text:select-page="current">0</text:page-number></text:span><text:span text:style-name="MT3"><text:tab/></text:span><text:span text:style-name="MT3"><text:file-name text:display="name">Money_money_money-paroles</text:file-name></text:span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4"><text:file-name text:display="name">Money_money_money-paroles</text:file-name><text:tab/><text:page-number text:select-page="current">0</text:page-number><text:tab/><text:span text:style-name="MT4">DR</text:span><text:span text:style-name="MT4"><text:editing-cycles>18</text:editing-cycles></text:span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2:48.098473058</meta:creation-date>
    <meta:editing-duration>PT19M38S</meta:editing-duration>
    <meta:editing-cycles>18</meta:editing-cycles>
    <meta:generator>LibreOffice/24.2.7.2$Linux_X86_64 LibreOffice_project/420$Build-2</meta:generator>
    <dc:date>2024-12-24T22:21:56.450286556</dc:date>
    <meta:print-date>2024-12-24T22:20:28.412746237</meta:print-date>
    <meta:printed-by>Fichiers PDF</meta:printed-by>
    <meta:document-statistic meta:table-count="1" meta:image-count="0" meta:object-count="0" meta:page-count="1" meta:paragraph-count="57" meta:word-count="269" meta:character-count="1252" meta:non-whitespace-character-count="1040"/>
    <meta:user-defined meta:name="TexMathsPreamble">\usepackage{amsmath}§\usepackage{amssymb}§\usepackage[usenames]{color}§\usepackage{mathrsfs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  <meta:template xlink:type="simple" xlink:actuate="onRequest" xlink:title="modele-roboto-color" xlink:href="../../../../../../.config/libreoffice/4/user/template/modele-roboto-color.ott" meta:date="2024-08-28T16:22:46.553507945"/>
  </office:meta>
</office:document-meta>
</file>